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MBX10" svg:font-family="CMBX10" style:font-family-generic="roman" style:font-pitch="variable"/>
    <style:font-face style:name="CMMI10" svg:font-family="CMMI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SFRM1095" svg:font-family="SFRM1095"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style:font-name="Arial" fo:language="pt" fo:country="BR" officeooo:paragraph-rsid="002ff1bd" fo:hyphenate="false" fo:hyphenation-remain-char-count="2" fo:hyphenation-push-char-count="2"/>
    </style:style>
    <style:style style:name="P2"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fo:font-weight="normal" officeooo:paragraph-rsid="0032c5d0" style:letter-kerning="false" style:font-size-asian="12pt" style:font-style-asian="normal" style:font-weight-asian="normal" fo:hyphenate="false" fo:hyphenation-remain-char-count="2" fo:hyphenation-push-char-count="2"/>
    </style:style>
    <style:style style:name="P3" style:family="paragraph" style:parent-style-name="Standard">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style:text-underline-style="none" fo:font-weight="normal" officeooo:rsid="00348a5b" officeooo:paragraph-rsid="00348a5b" style:letter-kerning="false" style:font-size-asian="12pt" style:font-style-asian="normal" style:font-weight-asian="normal" fo:hyphenate="false" fo:hyphenation-remain-char-count="2" fo:hyphenation-push-char-count="2"/>
    </style:style>
    <style:style style:name="P4" style:family="paragraph" style:parent-style-name="Standard">
      <style:paragraph-properties fo:margin-top="0.423cm" fo:margin-bottom="0cm" loext:contextual-spacing="false" fo:text-align="center" style:justify-single-word="false" fo:orphans="2" fo:widows="2">
        <style:tab-stops>
          <style:tab-stop style:position="1.27cm"/>
        </style:tab-stops>
      </style:paragraph-properties>
      <style:text-properties style:font-name="Arial" fo:font-size="12pt" fo:language="pt" fo:country="BR" fo:font-weight="bold" style:font-size-asian="12pt" style:font-weight-asian="bold"/>
    </style:style>
    <style:style style:name="P5" style:family="paragraph" style:parent-style-name="Standard">
      <style:paragraph-properties fo:margin-top="0.423cm" fo:margin-bottom="0cm" loext:contextual-spacing="false" fo:line-height="100%"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fo:font-weight="normal" officeooo:paragraph-rsid="004998e9" style:letter-kerning="false" style:font-size-asian="12pt" style:font-style-asian="normal" style:font-weight-asian="normal" fo:hyphenate="false" fo:hyphenation-remain-char-count="2" fo:hyphenation-push-char-count="2"/>
    </style:style>
    <style:style style:name="P6" style:family="paragraph" style:parent-style-name="Standard">
      <style:paragraph-properties fo:margin-top="0.423cm" fo:margin-bottom="0cm" loext:contextual-spacing="false" fo:line-height="100%" fo:text-align="justify" style:justify-single-word="false" fo:orphans="2" fo:widows="2" fo:hyphenation-ladder-count="no-limit">
        <style:tab-stops>
          <style:tab-stop style:position="1.27cm"/>
        </style:tab-stops>
      </style:paragraph-properties>
      <style:text-properties style:font-name="Arial" fo:font-size="13pt" fo:language="pt" fo:country="BR" fo:font-style="normal" fo:font-weight="bold" officeooo:rsid="004998e9" officeooo:paragraph-rsid="004998e9" style:letter-kerning="true" style:font-size-asian="13pt" style:font-style-asian="normal" style:font-weight-asian="bold" fo:hyphenate="false" fo:hyphenation-remain-char-count="2" fo:hyphenation-push-char-count="2"/>
    </style:style>
    <style:style style:name="P7" style:family="paragraph" style:parent-style-name="Standard">
      <style:paragraph-properties fo:margin-top="0.423cm" fo:margin-bottom="0cm" loext:contextual-spacing="false" fo:line-height="100%" fo:text-align="justify" style:justify-single-word="false" fo:orphans="2" fo:widows="2">
        <style:tab-stops>
          <style:tab-stop style:position="1.27cm"/>
        </style:tab-stops>
      </style:paragraph-properties>
      <style:text-properties style:font-name="Arial" fo:language="pt" fo:country="BR" officeooo:paragraph-rsid="00169865"/>
    </style:style>
    <style:style style:name="P8" style:family="paragraph" style:parent-style-name="Standard">
      <style:paragraph-properties fo:margin-top="0.423cm" fo:margin-bottom="0cm" loext:contextual-spacing="false" fo:line-height="100%" fo:text-align="justify" style:justify-single-word="false" fo:orphans="2" fo:widows="2" fo:keep-with-next="always">
        <style:tab-stops>
          <style:tab-stop style:position="1.27cm"/>
        </style:tab-stops>
      </style:paragraph-properties>
      <style:text-properties style:font-name="Arial" fo:language="pt" fo:country="BR" officeooo:paragraph-rsid="002ff1bd"/>
    </style:style>
    <style:style style:name="P9" style:family="paragraph" style:parent-style-name="Standard">
      <style:paragraph-properties fo:margin-top="0.423cm" fo:margin-bottom="0cm" loext:contextual-spacing="false" fo:line-height="100%" fo:text-align="justify" style:justify-single-word="false" fo:orphans="2" fo:widows="2" fo:keep-with-next="always">
        <style:tab-stops>
          <style:tab-stop style:position="1.27cm"/>
        </style:tab-stops>
      </style:paragraph-properties>
      <style:text-properties style:font-name="Arial" fo:language="pt" fo:country="BR" officeooo:paragraph-rsid="000a0965"/>
    </style:style>
    <style:style style:name="P10" style:family="paragraph" style:parent-style-name="Standard">
      <style:paragraph-properties fo:margin-top="0cm" fo:margin-bottom="0.353cm" loext:contextual-spacing="false" fo:line-height="115%" fo:text-align="center" style:justify-single-word="false"/>
      <style:text-properties style:font-name="Arial" fo:font-size="12pt" fo:language="pt" fo:country="BR" fo:font-weight="normal" style:font-size-asian="12pt" style:font-weight-asian="normal"/>
    </style:style>
    <style:style style:name="P11" style:family="paragraph" style:parent-style-name="Standard">
      <style:paragraph-properties fo:margin-top="0cm" fo:margin-bottom="0.353cm" loext:contextual-spacing="false" fo:line-height="115%" fo:text-align="justify" style:justify-single-word="false"/>
      <style:text-properties style:font-name="Arial" fo:font-size="12pt" fo:language="pt" fo:country="BR" fo:font-style="normal" style:text-underline-style="none" fo:font-weight="normal" style:letter-kerning="false" style:font-size-asian="12pt" style:font-style-asian="normal" style:font-weight-asian="normal"/>
    </style:style>
    <style:style style:name="P12" style:family="paragraph" style:parent-style-name="Standard">
      <style:paragraph-properties fo:margin-top="0cm" fo:margin-bottom="0.353cm" loext:contextual-spacing="false" fo:line-height="100%" fo:text-align="justify" style:justify-single-word="false"/>
      <style:text-properties style:font-name="Arial" fo:language="pt" fo:country="BR"/>
    </style:style>
    <style:style style:name="P13" style:family="paragraph" style:parent-style-name="Standard">
      <style:paragraph-properties fo:margin-top="0cm" fo:margin-bottom="0.353cm" loext:contextual-spacing="false" fo:line-height="100%" fo:text-align="justify" style:justify-single-word="false"/>
      <style:text-properties style:font-name="Arial" fo:language="pt" fo:country="BR" officeooo:paragraph-rsid="0053d945"/>
    </style:style>
    <style:style style:name="P14" style:family="paragraph" style:parent-style-name="Standard">
      <style:paragraph-properties fo:margin-top="0cm" fo:margin-bottom="0.353cm" loext:contextual-spacing="false" fo:line-height="100%" fo:text-align="justify" style:justify-single-word="false"/>
      <style:text-properties style:font-name="Arial" fo:language="pt" fo:country="BR" officeooo:paragraph-rsid="0055debb"/>
    </style:style>
    <style:style style:name="P15" style:family="paragraph" style:parent-style-name="Standard">
      <style:paragraph-properties fo:margin-top="0cm" fo:margin-bottom="0.353cm" loext:contextual-spacing="false" fo:line-height="100%" fo:text-align="justify" style:justify-single-word="false"/>
      <style:text-properties style:font-name="Arial" fo:font-size="13pt" fo:language="pt" fo:country="BR" fo:font-style="normal" style:text-underline-style="none" fo:font-weight="bold" officeooo:paragraph-rsid="0055debb" style:letter-kerning="true" style:font-size-asian="13pt" style:font-style-asian="normal" style:font-weight-asian="bold"/>
    </style:style>
    <style:style style:name="P16" style:family="paragraph" style:parent-style-name="Standard" style:master-page-name="Standard">
      <style:paragraph-properties fo:margin-left="0cm" fo:margin-right="0cm" fo:margin-top="0.423cm" fo:margin-bottom="0cm" loext:contextual-spacing="false" fo:text-align="center" style:justify-single-word="false" fo:orphans="2" fo:widows="2" fo:text-indent="0.7cm" style:auto-text-indent="false" style:page-number="auto">
        <style:tab-stops>
          <style:tab-stop style:position="1.27cm"/>
        </style:tab-stops>
      </style:paragraph-properties>
      <style:text-properties style:font-name="Arial"/>
    </style:style>
    <style:style style:name="P17" style:family="paragraph" style:parent-style-name="Standard">
      <style:paragraph-properties fo:margin-left="0.801cm" fo:margin-right="0.801cm" fo:margin-top="0.212cm" fo:margin-bottom="0.212cm" loext:contextual-spacing="false" fo:text-align="justify" style:justify-single-word="false" fo:orphans="2" fo:widows="2" fo:text-indent="0cm" style:auto-text-indent="false">
        <style:tab-stops>
          <style:tab-stop style:position="1.27cm"/>
        </style:tab-stops>
      </style:paragraph-properties>
      <style:text-properties style:font-name="Arial"/>
    </style:style>
    <style:style style:name="P18"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officeooo:paragraph-rsid="003a5739" fo:hyphenate="false" fo:hyphenation-remain-char-count="2" fo:hyphenation-push-char-count="2"/>
    </style:style>
    <style:style style:name="P19"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fo:font-weight="normal" officeooo:rsid="00601162" officeooo:paragraph-rsid="0064820a" style:letter-kerning="false" style:font-size-asian="12pt" style:font-style-asian="normal" style:font-weight-asian="normal" fo:hyphenate="false" fo:hyphenation-remain-char-count="2" fo:hyphenation-push-char-count="2"/>
    </style:style>
    <style:style style:name="P20"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fo:font-weight="normal" officeooo:rsid="0061a4c6" officeooo:paragraph-rsid="0061d90a" style:letter-kerning="false" style:font-size-asian="12pt" style:font-style-asian="normal" style:font-weight-asian="normal" fo:hyphenate="false" fo:hyphenation-remain-char-count="2" fo:hyphenation-push-char-count="2"/>
    </style:style>
    <style:style style:name="P21"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fo:font-weight="normal" officeooo:rsid="0061d90a" officeooo:paragraph-rsid="00635cf2" style:letter-kerning="false" style:font-size-asian="12pt" style:font-style-asian="normal" style:font-weight-asian="normal" fo:hyphenate="false" fo:hyphenation-remain-char-count="2" fo:hyphenation-push-char-count="2"/>
    </style:style>
    <style:style style:name="P22"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fo:font-weight="normal" officeooo:rsid="00635cf2" officeooo:paragraph-rsid="00646856" style:letter-kerning="false" style:font-size-asian="12pt" style:font-style-asian="normal" style:font-weight-asian="normal" fo:hyphenate="false" fo:hyphenation-remain-char-count="2" fo:hyphenation-push-char-count="2"/>
    </style:style>
    <style:style style:name="P23"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fo:font-weight="normal" officeooo:rsid="00646856" officeooo:paragraph-rsid="00646856" style:letter-kerning="false" style:font-size-asian="12pt" style:font-style-asian="normal" style:font-weight-asian="normal" fo:hyphenate="false" fo:hyphenation-remain-char-count="2" fo:hyphenation-push-char-count="2"/>
    </style:style>
    <style:style style:name="P24" style:family="paragraph" style:parent-style-name="Standard" style:list-style-name="L1">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fo:font-weight="normal" officeooo:rsid="00646856" officeooo:paragraph-rsid="00646856" style:letter-kerning="false" style:font-size-asian="12pt" style:font-style-asian="normal" style:font-weight-asian="normal" fo:hyphenate="false" fo:hyphenation-remain-char-count="2" fo:hyphenation-push-char-count="2"/>
    </style:style>
    <style:style style:name="P25" style:family="paragraph" style:parent-style-name="Standard">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style:text-underline-style="none" fo:font-weight="normal" officeooo:rsid="006a4c90" officeooo:paragraph-rsid="006a4c90" style:letter-kerning="false" style:font-size-asian="12pt" style:font-style-asian="normal" style:font-weight-asian="normal" fo:hyphenate="false" fo:hyphenation-remain-char-count="2" fo:hyphenation-push-char-count="2"/>
    </style:style>
    <style:style style:name="P26" style:family="paragraph" style:parent-style-name="Standard">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style:font-name="Arial" fo:font-size="12pt" fo:language="pt" fo:country="BR" fo:font-style="normal" style:text-underline-style="none" fo:font-weight="normal" officeooo:rsid="006cf496" officeooo:paragraph-rsid="006cf496" style:letter-kerning="false" style:font-size-asian="12pt" style:font-style-asian="normal" style:font-weight-asian="normal" fo:hyphenate="false" fo:hyphenation-remain-char-count="2" fo:hyphenation-push-char-count="2"/>
    </style:style>
    <style:style style:name="P27"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officeooo:rsid="0064820a" officeooo:paragraph-rsid="0066eb8b" fo:hyphenate="false" fo:hyphenation-remain-char-count="2" fo:hyphenation-push-char-count="2"/>
    </style:style>
    <style:style style:name="P28"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officeooo:rsid="0066eb8b" officeooo:paragraph-rsid="0066eb8b" fo:hyphenate="false" fo:hyphenation-remain-char-count="2" fo:hyphenation-push-char-count="2"/>
    </style:style>
    <style:style style:name="P29" style:family="paragraph" style:parent-style-name="Standard" style:list-style-name="L2">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officeooo:rsid="0066eb8b" officeooo:paragraph-rsid="0066eb8b" fo:hyphenate="false" fo:hyphenation-remain-char-count="2" fo:hyphenation-push-char-count="2"/>
    </style:style>
    <style:style style:name="P30" style:family="paragraph" style:parent-style-name="Standard" style:list-style-name="L2">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weight="bold" officeooo:rsid="0066eb8b" officeooo:paragraph-rsid="0066eb8b" style:font-weight-asian="bold" style:font-weight-complex="bold" fo:hyphenate="false" fo:hyphenation-remain-char-count="2" fo:hyphenation-push-char-count="2"/>
    </style:style>
    <style:style style:name="P31" style:family="paragraph" style:parent-style-name="Standard" style:list-style-name="L2">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weight="bold" officeooo:rsid="0066eb8b" officeooo:paragraph-rsid="0068e212" style:font-weight-asian="bold" style:font-weight-complex="bold" fo:hyphenate="false" fo:hyphenation-remain-char-count="2" fo:hyphenation-push-char-count="2"/>
    </style:style>
    <style:style style:name="P32"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weight="bold" officeooo:rsid="006a1f8f" officeooo:paragraph-rsid="006a1f8f" style:font-weight-asian="bold" style:font-weight-complex="bold" fo:hyphenate="false" fo:hyphenation-remain-char-count="2" fo:hyphenation-push-char-count="2"/>
    </style:style>
    <style:style style:name="P33"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Arial" fo:font-weight="bold" officeooo:rsid="007064a7" officeooo:paragraph-rsid="007064a7" style:font-weight-asian="bold" style:font-weight-complex="bold" fo:hyphenate="false" fo:hyphenation-remain-char-count="2" fo:hyphenation-push-char-count="2"/>
    </style:style>
    <style:style style:name="P34" style:family="paragraph" style:parent-style-name="Standard">
      <style:paragraph-properties fo:margin-top="0.423cm" fo:margin-bottom="0cm" loext:contextual-spacing="false" fo:line-height="100%" fo:orphans="2" fo:widows="2" fo:keep-with-next="always">
        <style:tab-stops>
          <style:tab-stop style:position="1.27cm"/>
        </style:tab-stops>
      </style:paragraph-properties>
      <style:text-properties style:font-name="Arial"/>
    </style:style>
    <style:style style:name="P35" style:family="paragraph" style:parent-style-name="Standard">
      <style:paragraph-properties fo:margin-top="0cm" fo:margin-bottom="0.353cm" loext:contextual-spacing="false" fo:line-height="100%" fo:text-align="justify" style:justify-single-word="false"/>
      <style:text-properties style:font-name="Arial" fo:language="pt" fo:country="BR" officeooo:rsid="00526d01" officeooo:paragraph-rsid="006ee880"/>
    </style:style>
    <style:style style:name="T1" style:family="text">
      <style:text-properties officeooo:rsid="00158599"/>
    </style:style>
    <style:style style:name="T2" style:family="text">
      <style:text-properties officeooo:rsid="001666a2"/>
    </style:style>
    <style:style style:name="T3" style:family="text">
      <style:text-properties style:text-underline-style="solid" style:text-underline-width="auto" style:text-underline-color="font-color" fo:font-weight="bold" officeooo:rsid="00526d01" style:font-weight-asian="bold" style:font-weight-complex="bold"/>
    </style:style>
    <style:style style:name="T4" style:family="text">
      <style:text-properties officeooo:rsid="0047a821"/>
    </style:style>
    <style:style style:name="T5" style:family="text">
      <style:text-properties fo:font-size="13pt" fo:font-weight="bold" style:letter-kerning="true" style:font-size-asian="13pt" style:font-weight-asian="bold"/>
    </style:style>
    <style:style style:name="T6" style:family="text">
      <style:text-properties fo:font-size="13pt" fo:font-weight="bold" officeooo:rsid="004998e9" style:letter-kerning="true" style:font-size-asian="13pt" style:font-weight-asian="bold"/>
    </style:style>
    <style:style style:name="T7" style:family="text">
      <style:text-properties fo:font-size="13pt" fo:font-style="normal" fo:font-weight="bold" style:letter-kerning="true" style:font-size-asian="13pt" style:font-style-asian="normal" style:font-weight-asian="bold"/>
    </style:style>
    <style:style style:name="T8" style:family="text">
      <style:text-properties fo:font-size="13pt" fo:font-style="normal" fo:font-weight="bold" officeooo:rsid="004998e9" style:letter-kerning="true" style:font-size-asian="13pt" style:font-style-asian="normal" style:font-weight-asian="bold"/>
    </style:style>
    <style:style style:name="T9" style:family="text">
      <style:text-properties fo:font-size="13pt" fo:language="pt" fo:country="BR" fo:font-style="normal" fo:font-weight="bold" style:letter-kerning="true" style:font-size-asian="13pt" style:font-style-asian="normal" style:font-weight-asian="bold"/>
    </style:style>
    <style:style style:name="T10" style:family="text">
      <style:text-properties officeooo:rsid="0050dd3b"/>
    </style:style>
    <style:style style:name="T11" style:family="text">
      <style:text-properties officeooo:rsid="00526d01"/>
    </style:style>
    <style:style style:name="T12" style:family="text">
      <style:text-properties fo:font-size="16pt" fo:language="pt" fo:country="BR" fo:font-weight="bold" style:font-size-asian="16pt" style:font-weight-asian="bold"/>
    </style:style>
    <style:style style:name="T13" style:family="text">
      <style:text-properties fo:font-size="16pt" fo:language="pt" fo:country="BR" fo:font-weight="bold" officeooo:rsid="005a8484" style:font-size-asian="16pt" style:font-weight-asian="bold"/>
    </style:style>
    <style:style style:name="T14" style:family="text">
      <style:text-properties fo:font-size="12pt" fo:language="pt" fo:country="BR" fo:font-style="italic" fo:font-weight="bold" style:font-size-asian="12pt" style:font-style-asian="italic" style:font-weight-asian="bold"/>
    </style:style>
    <style:style style:name="T15" style:family="text">
      <style:text-properties fo:font-size="12pt" fo:language="pt" fo:country="BR" fo:font-style="italic" fo:font-weight="normal" style:font-size-asian="12pt" style:font-style-asian="italic" style:font-weight-asian="normal"/>
    </style:style>
    <style:style style:name="T16" style:family="text">
      <style:text-properties fo:font-size="12pt" fo:language="pt" fo:country="BR" fo:font-style="italic" fo:font-weight="normal" officeooo:rsid="0038a9b9" style:font-size-asian="12pt" style:font-style-asian="italic" style:font-weight-asian="normal"/>
    </style:style>
    <style:style style:name="T17" style:family="text">
      <style:text-properties fo:font-size="12pt" fo:language="pt" fo:country="BR" fo:font-style="italic" fo:font-weight="normal" officeooo:rsid="003a5739" style:font-size-asian="12pt" style:font-style-asian="italic" style:font-weight-asian="normal"/>
    </style:style>
    <style:style style:name="T18" style:family="text">
      <style:text-properties fo:font-size="12pt" fo:language="pt" fo:country="BR" fo:font-style="italic" fo:font-weight="normal" officeooo:rsid="005a8484" style:font-size-asian="12pt" style:font-style-asian="italic" style:font-weight-asian="normal"/>
    </style:style>
    <style:style style:name="T19" style:family="text">
      <style:text-properties fo:font-size="12pt" fo:language="pt" fo:country="BR" fo:font-style="italic" officeooo:rsid="0068e212" style:letter-kerning="false" style:font-size-asian="12pt" style:font-style-asian="italic" style:font-style-complex="italic"/>
    </style:style>
    <style:style style:name="T20" style:family="text">
      <style:text-properties fo:font-size="12pt" fo:language="pt" fo:country="BR" fo:font-style="italic" officeooo:rsid="0066eb8b" style:letter-kerning="false" style:font-size-asian="12pt" style:font-style-asian="italic" style:font-style-complex="italic"/>
    </style:style>
    <style:style style:name="T21" style:family="text">
      <style:text-properties fo:font-size="12pt" fo:language="pt" fo:country="BR" fo:font-style="italic" officeooo:rsid="0067a03a" style:letter-kerning="false" style:font-size-asian="12pt" style:font-style-asian="italic" style:font-style-complex="italic"/>
    </style:style>
    <style:style style:name="T22" style:family="text">
      <style:text-properties fo:font-size="12pt" fo:language="pt" fo:country="BR" fo:font-style="normal" fo:font-weight="normal" style:letter-kerning="false" style:font-size-asian="12pt" style:font-style-asian="normal" style:font-weight-asian="normal"/>
    </style:style>
    <style:style style:name="T23" style:family="text">
      <style:text-properties fo:font-size="12pt" fo:language="pt" fo:country="BR" fo:font-style="normal" fo:font-weight="normal" officeooo:rsid="002ff1bd" style:letter-kerning="false" style:font-size-asian="12pt" style:font-style-asian="normal" style:font-weight-asian="normal"/>
    </style:style>
    <style:style style:name="T24" style:family="text">
      <style:text-properties fo:font-size="12pt" fo:language="pt" fo:country="BR" fo:font-style="normal" fo:font-weight="normal" officeooo:rsid="005d9206" style:letter-kerning="false" style:font-size-asian="12pt" style:font-style-asian="normal" style:font-weight-asian="normal"/>
    </style:style>
    <style:style style:name="T25" style:family="text">
      <style:text-properties fo:font-size="12pt" fo:language="pt" fo:country="BR" fo:font-style="normal" fo:font-weight="normal" officeooo:rsid="005f2647" style:letter-kerning="false" style:font-size-asian="12pt" style:font-style-asian="normal" style:font-weight-asian="normal"/>
    </style:style>
    <style:style style:name="T26" style:family="text">
      <style:text-properties fo:font-size="12pt" fo:language="pt" fo:country="BR" fo:font-style="normal" fo:font-weight="normal" officeooo:rsid="006631fa" style:letter-kerning="false" style:font-size-asian="12pt" style:font-style-asian="normal" style:font-weight-asian="normal"/>
    </style:style>
    <style:style style:name="T27" style:family="text">
      <style:text-properties fo:font-size="12pt" fo:language="pt" fo:country="BR" fo:font-style="normal" fo:font-weight="normal" officeooo:rsid="0066eb8b" style:letter-kerning="false" style:font-size-asian="12pt" style:font-style-asian="normal" style:font-weight-asian="normal"/>
    </style:style>
    <style:style style:name="T28" style:family="text">
      <style:text-properties fo:font-size="12pt" fo:language="pt" fo:country="BR" fo:font-style="normal" fo:font-weight="normal" officeooo:rsid="006765e6" style:letter-kerning="false" style:font-size-asian="12pt" style:font-style-asian="normal" style:font-weight-asian="normal"/>
    </style:style>
    <style:style style:name="T29" style:family="text">
      <style:text-properties fo:font-size="12pt" fo:language="pt" fo:country="BR" fo:font-style="normal" fo:font-weight="normal" officeooo:rsid="0067a03a" style:letter-kerning="false" style:font-size-asian="12pt" style:font-style-asian="normal" style:font-weight-asian="normal"/>
    </style:style>
    <style:style style:name="T30" style:family="text">
      <style:text-properties fo:font-size="12pt" fo:language="pt" fo:country="BR" fo:font-style="normal" fo:font-weight="normal" officeooo:rsid="0068e212" style:letter-kerning="false" style:font-size-asian="12pt" style:font-style-asian="normal" style:font-weight-asian="normal"/>
    </style:style>
    <style:style style:name="T31" style:family="text">
      <style:text-properties fo:font-size="12pt" fo:language="pt" fo:country="BR" fo:font-style="normal" fo:font-weight="normal" style:letter-kerning="false" style:font-size-asian="12pt" style:font-style-asian="normal" style:font-weight-asian="normal" style:font-weight-complex="normal"/>
    </style:style>
    <style:style style:name="T32" style:family="text">
      <style:text-properties fo:font-size="12pt" fo:language="pt" fo:country="BR" fo:font-style="normal" fo:font-weight="normal" officeooo:rsid="0068e212" style:letter-kerning="false" style:font-size-asian="12pt" style:font-style-asian="normal" style:font-weight-asian="normal" style:font-weight-complex="normal"/>
    </style:style>
    <style:style style:name="T33" style:family="text">
      <style:text-properties fo:font-size="12pt" fo:language="pt" fo:country="BR" fo:font-style="normal" fo:font-weight="normal" officeooo:rsid="006fd9dc" style:letter-kerning="false" style:font-size-asian="12pt" style:font-style-asian="normal" style:font-weight-asian="normal"/>
    </style:style>
    <style:style style:name="T34" style:family="text">
      <style:text-properties fo:font-size="12pt" fo:language="pt" fo:country="BR" fo:font-style="normal" fo:font-weight="normal" officeooo:rsid="007064a7" style:letter-kerning="false" style:font-size-asian="12pt" style:font-style-asian="normal" style:font-weight-asian="normal"/>
    </style:style>
    <style:style style:name="T35" style:family="text">
      <style:text-properties fo:font-size="12pt" fo:language="pt" fo:country="BR" fo:font-style="normal" fo:font-weight="bold" style:letter-kerning="false" style:font-size-asian="12pt" style:font-style-asian="normal" style:font-weight-asian="bold" style:font-weight-complex="bold"/>
    </style:style>
    <style:style style:name="T36" style:family="text">
      <style:text-properties fo:font-size="12pt" fo:language="pt" fo:country="BR" fo:font-style="normal" fo:font-weight="bold" officeooo:rsid="0067a03a" style:letter-kerning="false" style:font-size-asian="12pt" style:font-style-asian="normal" style:font-weight-asian="bold" style:font-weight-complex="bold"/>
    </style:style>
    <style:style style:name="T37" style:family="text">
      <style:text-properties fo:font-size="12pt" fo:language="pt" fo:country="BR" fo:font-style="normal" style:letter-kerning="false" style:font-size-asian="12pt" style:font-style-asian="normal"/>
    </style:style>
    <style:style style:name="T38" style:family="text">
      <style:text-properties fo:font-size="12pt" fo:language="pt" fo:country="BR" fo:font-style="normal" officeooo:rsid="0068e212" style:letter-kerning="false" style:font-size-asian="12pt" style:font-style-asian="normal"/>
    </style:style>
    <style:style style:name="T39" style:family="text">
      <style:text-properties fo:font-size="12pt" fo:language="pt" fo:country="BR" fo:font-style="normal" officeooo:rsid="0067a03a" style:letter-kerning="false" style:font-size-asian="12pt" style:font-style-asian="normal"/>
    </style:style>
    <style:style style:name="T40" style:family="text">
      <style:text-properties fo:font-size="12pt" fo:font-style="normal" fo:font-weight="normal" style:letter-kerning="false" style:font-size-asian="12pt" style:font-style-asian="normal" style:font-weight-asian="normal"/>
    </style:style>
    <style:style style:name="T41" style:family="text">
      <style:text-properties fo:font-size="12pt" fo:font-style="normal" fo:font-weight="normal" officeooo:rsid="002098ea" style:letter-kerning="false" style:font-size-asian="12pt" style:font-style-asian="normal" style:font-weight-asian="normal"/>
    </style:style>
    <style:style style:name="T42" style:family="text">
      <style:text-properties fo:font-size="12pt" fo:font-style="normal" fo:font-weight="normal" officeooo:rsid="000432d5" style:letter-kerning="false" style:font-size-asian="12pt" style:font-style-asian="normal" style:font-weight-asian="normal"/>
    </style:style>
    <style:style style:name="T43" style:family="text">
      <style:text-properties fo:font-size="12pt" fo:font-style="normal" fo:font-weight="normal" officeooo:rsid="003e4670" style:letter-kerning="false" style:font-size-asian="12pt" style:font-style-asian="normal" style:font-weight-asian="normal"/>
    </style:style>
    <style:style style:name="T44" style:family="text">
      <style:text-properties fo:font-size="12pt" fo:font-style="normal" fo:font-weight="normal" officeooo:rsid="0045b7a4" style:letter-kerning="false" style:font-size-asian="12pt" style:font-style-asian="normal" style:font-weight-asian="normal"/>
    </style:style>
    <style:style style:name="T45" style:family="text">
      <style:text-properties fo:font-size="12pt" fo:font-style="normal" fo:font-weight="normal" officeooo:rsid="002ff1bd" style:letter-kerning="false" style:font-size-asian="12pt" style:font-style-asian="normal" style:font-weight-asian="normal"/>
    </style:style>
    <style:style style:name="T46" style:family="text">
      <style:text-properties fo:font-size="12pt" fo:font-style="normal" fo:font-weight="normal" officeooo:rsid="003e99bf" style:letter-kerning="false" style:font-size-asian="12pt" style:font-style-asian="normal" style:font-weight-asian="normal"/>
    </style:style>
    <style:style style:name="T47" style:family="text">
      <style:text-properties fo:font-size="12pt" fo:font-style="normal" fo:font-weight="normal" officeooo:rsid="0053d945" style:letter-kerning="false" style:font-size-asian="12pt" style:font-style-asian="normal" style:font-weight-asian="normal"/>
    </style:style>
    <style:style style:name="T48" style:family="text">
      <style:text-properties fo:font-size="12pt" fo:font-style="normal" fo:font-weight="normal" officeooo:rsid="005f2647" style:letter-kerning="false" style:font-size-asian="12pt" style:font-style-asian="normal" style:font-weight-asian="normal"/>
    </style:style>
    <style:style style:name="T49" style:family="text">
      <style:text-properties fo:font-size="12pt" fo:font-style="normal" fo:font-weight="normal" officeooo:rsid="00601162" style:letter-kerning="false" style:font-size-asian="12pt" style:font-style-asian="normal" style:font-weight-asian="normal"/>
    </style:style>
    <style:style style:name="T50" style:family="text">
      <style:text-properties fo:font-size="12pt" fo:font-style="normal" fo:font-weight="normal" officeooo:rsid="006ee880" style:letter-kerning="false" style:font-size-asian="12pt" style:font-style-asian="normal" style:font-weight-asian="normal"/>
    </style:style>
    <style:style style:name="T51" style:family="text">
      <style:text-properties fo:font-size="12pt" fo:font-style="normal" style:text-underline-style="none" fo:font-weight="normal" style:letter-kerning="false" style:font-size-asian="12pt" style:font-style-asian="normal" style:font-weight-asian="normal"/>
    </style:style>
    <style:style style:name="T52" style:family="text">
      <style:text-properties fo:font-size="12pt" fo:font-style="normal" style:text-underline-style="none" fo:font-weight="normal" officeooo:rsid="001cf6dd" style:letter-kerning="false" style:font-size-asian="12pt" style:font-style-asian="normal" style:font-weight-asian="normal"/>
    </style:style>
    <style:style style:name="T53" style:family="text">
      <style:text-properties fo:font-size="12pt" fo:font-style="normal" style:text-underline-style="none" fo:font-weight="normal" officeooo:rsid="00348a5b" style:letter-kerning="false" style:font-size-asian="12pt" style:font-style-asian="normal" style:font-weight-asian="normal"/>
    </style:style>
    <style:style style:name="T54" style:family="text">
      <style:text-properties fo:font-size="11pt" fo:font-style="normal" style:text-underline-style="none" fo:font-weight="normal" style:letter-kerning="false" style:font-size-asian="11pt" style:font-style-asian="normal" style:font-weight-asian="normal"/>
    </style:style>
    <style:style style:name="T55" style:family="text">
      <style:text-properties officeooo:rsid="005ba3d9"/>
    </style:style>
    <style:style style:name="T56" style:family="text">
      <style:text-properties officeooo:rsid="0061a4c6"/>
    </style:style>
    <style:style style:name="T57" style:family="text">
      <style:text-properties officeooo:rsid="0061d90a"/>
    </style:style>
    <style:style style:name="T58" style:family="text">
      <style:text-properties officeooo:rsid="00635cf2"/>
    </style:style>
    <style:style style:name="T59" style:family="text">
      <style:text-properties officeooo:rsid="00646856"/>
    </style:style>
    <style:style style:name="T60" style:family="text">
      <style:text-properties officeooo:rsid="0064820a"/>
    </style:style>
    <style:style style:name="T61" style:family="text">
      <style:text-properties officeooo:rsid="006bf112"/>
    </style:style>
    <style:style style:name="T62" style:family="text">
      <style:text-properties officeooo:rsid="006e0316"/>
    </style:style>
    <style:style style:name="T63" style:family="text">
      <style:text-properties officeooo:rsid="007064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6"><text:span text:style-name="T12">Trabalho Prático </text:span><text:span text:style-name="T13">2</text:span><text:span text:style-name="T12">: Jogo dos Diamantes</text:span></text:p>
      <text:p text:style-name="P4">Paulo Henrique Maciel Fraga <text:s/>2018054451</text:p>
      <text:p text:style-name="P10">Universidade Federal de Minas Gerais (UFMG)</text:p>
      <text:p text:style-name="P17"><text:span text:style-name="T14">Resumo. </text:span><text:span text:style-name="T15">Documentação do trabalho prático aplicado pela Professora Olga N. Goussevskaia para a turma de </text:span><text:span text:style-name="T16">Algoritmos 1</text:span><text:span text:style-name="T15"> 20</text:span><text:span text:style-name="T16">20</text:span><text:span text:style-name="T15">/2. </text:span><text:span text:style-name="T17">Utilizamos uma abordagem </text:span><text:span text:style-name="T18">com o problema da mochila e programação dinâmica</text:span><text:span text:style-name="T17"> para abstrair o problema do Jogo dos Diamantes. </text:span></text:p>
      <text:p text:style-name="P34"><text:span text:style-name="T9">1. Introdução</text:span></text:p>
      <text:p text:style-name="P18"><text:span text:style-name="T23">O jogo dos diamantes assume que para uma cole</text:span><text:span text:style-name="T24">çã</text:span><text:span text:style-name="T23">o de “</text:span><text:span text:style-name="T24">N” </text:span><text:span text:style-name="T23">pedras,</text:span><text:span text:style-name="T25"> representadas por um inteiro equivalente ao seu peso em gramas</text:span><text:span text:style-name="T23">, duas pedras quaisquer po</text:span><text:span text:style-name="T33">ssam</text:span><text:span text:style-name="T23"> ser </text:span><text:span text:style-name="T24">colididas</text:span><text:span text:style-name="T23">. Suponha que tenhamos duas pedras com pesos p1 e p2, com p1 &gt;= p2, o resultado dessa opera</text:span><text:span text:style-name="T24">çã</text:span><text:span text:style-name="T23">o pode ser: </text:span><text:span text:style-name="T24">s</text:span><text:span text:style-name="T23">e p1 == p2, as duas pedras s</text:span><text:span text:style-name="T24">ã</text:span><text:span text:style-name="T23">o completamente </text:span><text:span text:style-name="T24">destruídas</text:span><text:span text:style-name="T23">, </text:span><text:span text:style-name="T24">s</text:span><text:span text:style-name="T23">e p1 &gt; p2, a pedra p1 sobra com um novo peso p1-p2, e a pedra p2 </text:span><text:span text:style-name="T24">é</text:span><text:span text:style-name="T23"> destru</text:span><text:span text:style-name="T24">í</text:span><text:span text:style-name="T23">da. </text:span><text:span text:style-name="T24">O</text:span><text:span text:style-name="T23"> jogo termina quando resta no conjunto uma, ou nenhuma pedra </text:span><text:span text:style-name="T33">e</text:span><text:span text:style-name="T23"> </text:span><text:span text:style-name="T33">n</text:span><text:span text:style-name="T23">o</text:span><text:span text:style-name="T33">sso</text:span><text:span text:style-name="T23"> objetivo </text:span><text:span text:style-name="T24">é</text:span><text:span text:style-name="T23"> que o peso restante </text:span><text:span text:style-name="T24">s</text:span><text:span text:style-name="T23">eja o menor poss</text:span><text:span text:style-name="T24">í</text:span><text:span text:style-name="T23">vel. </text:span></text:p>
      <text:p text:style-name="P8"><text:span text:style-name="T40"><text:tab/></text:span><text:span text:style-name="T7">2. Implementação</text:span></text:p>
      <text:p text:style-name="P1"><text:span text:style-name="T40">O compilador ut</text:span><text:span text:style-name="T41">iliza</text:span><text:span text:style-name="T40">do foi </text:span><text:span text:style-name="T42">g++ (Ubuntu 7.5.0-3ubuntu1~18.04) 7.5.0 </text:span><text:span text:style-name="T40">e </text:span><text:span text:style-name="T48">o arquivo knap.cpp</text:span><text:span text:style-name="T40"> contém </text:span><text:span text:style-name="T48">a implementação</text:span><text:span text:style-name="T40">, </text:span><text:span text:style-name="T43">enquanto a pasta experimental contém os códigos </text:span><text:span text:style-name="T44">utilizados</text:span><text:span text:style-name="T43"> para motivos </text:span><text:span text:style-name="T44">de análise, </text:span><text:span text:style-name="T49">incluindo uma implementação brute-force com entrada cin</text:span><text:span text:style-name="T43">.</text:span><text:span text:style-name="T40"> </text:span><text:span text:style-name="T45">O funcionamento do algoritmo será explicado abaixo, assim como suas principais funções. </text:span><text:span text:style-name="T46">Além disso o código foi devidamente comentado.</text:span></text:p>
      <text:p text:style-name="P19">A abordagem aplicada é um tanto abstrata <text:span text:style-name="T56">tentaremos explicar da melhor maneira possível. A entrada é recebida assim como as especificações do trabalho: via nome do arquivo pela linha do terminal. Ex: “./tp2 testcases/EX1”. E contém um número “N” e uma lista de N diamantes que serão colididos até que restem apenas um ou nenhum, segundo o que já foi descrito na introdução desse documento, visamos obter o menor resto possível.</text:span></text:p>
      <text:p text:style-name="P20"><text:span text:style-name="T60">Primeiro</text:span>, pensaremos no que consideramos o “cenário <text:span text:style-name="T60">perfeito</text:span>” para acharmos o resto mínimo do problema, que seria: dado o peso total de todas as pedras as dividiríamos em dois grupos g1 e g2 em que g1 == g2, no caso da soma total ser um valor par, ou em “g1 == g2+1” ou “g2 == g1+1”, no caso da soma total ser um valor ímpar. Assim, para chegarmos no resto mínimo <text:span text:style-name="T57">bastaria</text:span> <text:span text:style-name="T57">colidir todas as pedras de um grupo com todas as pedras de outro grupo e teríamos um resto igual a 1 ou 0, como desejado. Porém, a divisão em grupos que seguem essa propriedade nem sempre é possível dado o peso das pedras em questão e a impossibilidade de particiona-lás.</text:span></text:p>
      <text:p text:style-name="P21"><text:soft-page-break/>Ainda sim, podemos tentar nos aproximar o máximo possível dessa ideia do “cenário <text:span text:style-name="T60">perfeito</text:span>”. Para isso, utilizaremos a mesma ideia dos dois grupos de tamanho <text:span text:style-name="T60">perfeito</text:span>, pegamos a soma do<text:span text:style-name="T63">s</text:span> peso<text:span text:style-name="T63">s</text:span> das pedras e a dividimos em 2 para representar esse cenário ideal (total/2). Agora precisamos determinar o quão próximo desse cenário esperado podemos chegar, ou seja, dado a lista de peso das pedras, qual seria a combinação de pedra <text:span text:style-name="T58">que mais se aproxima desse total/2. </text:span></text:p>
      <text:p text:style-name="P21"><text:span text:style-name="T58">Para resolver esse subproblema, utilizamos uma implementação própria do problema da mochila que será explica em detalhes mais abaixo, porém, para seguirmos com nosso raciocínio pressupomos que temos em mãos um algoritmo que retorna exatamente o que precisamos: a combinação de pedras que mais se aproxima dos grupos ideais, consideraremos esse número como “max”.</text:span></text:p>
      <text:p text:style-name="P22">Assim, agora temos o “max” que representa o nosso g1, assim o restante das pedras, equivalente a soma total-max, será o nosso g2. Esses grupos, apesar de não representarem o cenário perfeito (“ideal”), representam <text:span text:style-name="T59">o melhor cenário possível para a divisão das pedras atuais, visto que uma pedra individual não pode ser dividida. Por fim, resta apenas colidir os dois grupos g1 e g2, que representa colidir as pedras de g1 com as pedras de g2. Assim teremos, o resto mínimo da colisão das pedras, dado a lista de pedras recebidas.</text:span></text:p>
      <text:p text:style-name="P22"><text:span text:style-name="T59">Algumas considerações importantes: a ordem que as pedras de um grupo g1 são colididas com a de g2 não afeta o resultado final do problema, por isso podemos tratá-las como grupos em vez de individualmente, e colidir uma pedra p1 com p2 tem o mesmo resultado de se colidir p2 com p1.</text:span></text:p>
      <text:p text:style-name="P23">O problema que foi descrito acima pode ser resumido da seguinte forma:</text:p>
      <text:list xml:id="list1616110942" text:style-name="L1">
        <text:list-item>
          <text:p text:style-name="P24">total/2 --- (aplicar mochila) -→ max</text:p>
        </text:list-item>
        <text:list-item>
          <text:p text:style-name="P24">total - 2*max = resultado</text:p>
        </text:list-item>
      </text:list>
      <text:p text:style-name="P23">Visto que, se exclui g1(que é igual a max) do total para se determinar g2, e em seguida se colide g1 com g2 para se <text:s/>achar o resto.</text:p>
      <text:p text:style-name="P27"><text:span text:style-name="T22">Agora que explicamos o funcionamento geral do problema focaremos os próximos parágrafos em explicar o funcionamento do algoritmo mochila empregado. </text:span></text:p>
      <text:p text:style-name="P27"><text:span text:style-name="T26">O algoritmo possui como entrada uma lista de pedras, o tamanho da lista “</text:span><text:span text:style-name="T28">n”</text:span><text:span text:style-name="T26">, a capacidade da “mochila”</text:span><text:span text:style-name="T27"> e uma matrix de lookup. Desses elementos, a lista de pedras é representa por uma lista de</text:span><text:span text:style-name="T26"> peso</text:span><text:span text:style-name="T27">s de pedra</text:span><text:span text:style-name="T26"> em gramas, </text:span><text:span text:style-name="T27">a capacidade da mochila no problema representa a soma total desses pesos divid</text:span><text:span text:style-name="T34">a</text:span><text:span text:style-name="T27"> por 2, e a matrix lookup é utilizada visando o reaproveitamento de cálculos já feitos, por se tratar de um problema de programação dinâmica.</text:span></text:p>
      <text:p text:style-name="P28"><text:span text:style-name="T30">Além disso</text:span><text:span text:style-name="T22">, o algoritmo trata-se </text:span><text:span text:style-name="T30">uma implementação top-down do clássico algoritmo da mochila, e possuí </text:span><text:span text:style-name="T22">a seguinte </text:span><text:span text:style-name="T35">equação de recorrência</text:span><text:span text:style-name="T22">, </text:span><text:span text:style-name="T30">considere M uma chamada do algoritmo mochila</text:span><text:span text:style-name="T22">:</text:span></text:p>
      <text:p text:style-name="P33"><text:span text:style-name="T37">M = </text:span></text:p>
      <text:list xml:id="list1652830436" text:style-name="L2">
        <text:list-item>
          <text:p text:style-name="P29"><text:soft-page-break/><text:span text:style-name="T35">0, se </text:span><text:span text:style-name="T36">n</text:span><text:span text:style-name="T35"> = 0 ou </text:span><text:span text:style-name="T36">capacidade </text:span><text:span text:style-name="T35">= 0: </text:span><text:span text:style-name="T29">(numa mochila de capacidade = 0 não </text:span><text:span text:style-name="T34">se </text:span><text:span text:style-name="T29">pode por nada, </text:span><text:span text:style-name="T34">e</text:span><text:span text:style-name="T29"> se n = 0 não </text:span><text:span text:style-name="T30">há</text:span><text:span text:style-name="T29"> itens para colocar na mochila</text:span><text:span text:style-name="T30">)</text:span></text:p>
        </text:list-item>
        <text:list-item>
          <text:p text:style-name="P30"><text:span text:style-name="T37">M(</text:span><text:span text:style-name="T38">n</text:span><text:span text:style-name="T37"> - 1, </text:span><text:span text:style-name="T38">capacidade</text:span><text:span text:style-name="T37">), se p</text:span><text:span text:style-name="T39">eso_pedra[</text:span><text:span text:style-name="T37">i</text:span><text:span text:style-name="T39">]</text:span><text:span text:style-name="T37"> &gt; </text:span><text:span text:style-name="T39">capacidade: </text:span><text:span text:style-name="T32">(não se pode colocar a pedra i, se o peso dela ultrapassar a capacidade atual da mochila, assim o seu valor será o mesmo do subconjunto sem a pedra i)</text:span></text:p>
        </text:list-item>
        <text:list-item>
          <text:p text:style-name="P31"><text:span text:style-name="T38">max( ( M(n - 1, capacidade ), (M (n - 1, capacidade – </text:span><text:span text:style-name="T37">p</text:span><text:span text:style-name="T39">eso_pedra</text:span><text:span text:style-name="T38">[i]) <text:s/>+ </text:span><text:span text:style-name="T37">p</text:span><text:span text:style-name="T39">eso_pedra</text:span><text:span text:style-name="T38">[i]) ): </text:span><text:span text:style-name="T32"><text:s/>(o melhor caso entre colocar ou não a pedra i na solução)</text:span></text:p>
        </text:list-item>
      </text:list>
      <text:p text:style-name="P32"><text:span text:style-name="T38">O</text:span><text:span text:style-name="T37">bs</text:span><text:span text:style-name="T31">: Quando entramos no caso </text:span><text:span text:style-name="T19">M (n - 1, capacidade – </text:span><text:span text:style-name="T20">p</text:span><text:span text:style-name="T21">eso_pedra</text:span><text:span text:style-name="T19">[i])</text:span><text:span text:style-name="T31">, vamos analisar agora o caso da mochila para o caso "restante" da mochila, <text:s text:c="2"/>considerando </text:span><text:span text:style-name="T20">p</text:span><text:span text:style-name="T21">eso_pedra</text:span><text:span text:style-name="T19">[i]</text:span><text:span text:style-name="T31"> como parte da solução do problema.</text:span></text:p>
      <text:p text:style-name="P9"><text:span text:style-name="T40"><text:tab/></text:span><text:span text:style-name="T7">3. Instruções de compilação e execução</text:span></text:p>
      <text:p text:style-name="P2">O trabalho pode ser compilado no linux utilizando-se o com o comando "make" enquanto dentro do <text:span text:style-name="T1">domínio</text:span> da pasta <text:span text:style-name="T4">principal</text:span>. O comando make gera o executável "tp<text:span text:style-name="T55">2</text:span>". Para rodar o <text:span text:style-name="T1">executável</text:span> digitar "./tp<text:span text:style-name="T55">2 arquivo_entrada</text:span>" no terminal enquanto no <text:span text:style-name="T2">domínio</text:span> que o <text:span text:style-name="T2">executável</text:span> se encontra, <text:span text:style-name="T4">lembrando-se de se passar o caminho para o arquivo de entrada como parâmetro.</text:span></text:p>
      <text:p text:style-name="P7"><text:span text:style-name="T40"><text:tab/></text:span><text:span text:style-name="T7">4. An</text:span><text:span text:style-name="T8">á</text:span><text:span text:style-name="T7">lise de complexidade</text:span></text:p>
      <text:p text:style-name="P25">A complexidade <text:span text:style-name="T61">temporal </text:span>do problema como um todo é dominada pela complexidade do problema da mochila que é O(n*W), no caso “n” é o tamanho da lista de pedras e W o peso passado para a mochila, que seria a metade da soma do peso de todas as pedras (total/2).</text:p>
      <text:p text:style-name="P26">Já a complexidade espacial é dominada pela matrix de lookup usada para armazenar os resultados parciais visando evitar repetir cálculos. Sendo assim O((n+1)*<text:span text:style-name="T62">(</text:span>W<text:span text:style-name="T62">+1)</text:span>) considerando as mesmas variáveis <text:span text:style-name="T62">citadas no paragrafo de</text:span> cima. </text:p>
      <text:p text:style-name="P5"><text:span text:style-name="T6"><text:tab/>5</text:span><text:span text:style-name="T5">. A</text:span><text:span text:style-name="T6">valiação experimental</text:span></text:p>
      <text:p text:style-name="P6"/>
      <text:p text:style-name="P35"><text:span text:style-name="T40">A avaliação experimental foi gerada utilizando um jupyter notebook e u</text:span><text:span text:style-name="T47">m</text:span><text:span text:style-name="T40"> PDF com os gráficos e </text:span><text:span text:style-name="T47">detalhes considerados foi</text:span><text:span text:style-name="T40"> gerado </text:span><text:span text:style-name="T47">e se encontra no mesmo diretório dessa documentação em “analise_experimental.pdf”. O código .sh e gerador de entradas randômicas, juntamente com o notebook utilizado se encontram no diretório “/experimental” para eventual consulta se necessário. </text:span></text:p>
      <text:p text:style-name="P35"><text:span text:style-name="T50">Além disso uma implementação brute-force de complexidade estimada O(2^n) foi usada como método de comparação e os gráficos também estão contidos no PDF, o código se encontra também na pasta “/experimental”. Vale ressaltar que o limite temporal de 600s imposto foi estourado para N&gt;=10 no caso da Brute. Ademais, a flutuação no desvio padrão da análise provavelmente se dá pela complexidade depender dos pesos das pedras que são gerados de maneira </text:span><text:soft-page-break/><text:span text:style-name="T50">randômica. </text:span></text:p>
      <text:p text:style-name="P13"><text:span text:style-name="T40"><text:tab/></text:span><text:span text:style-name="T7">5. Conclusão</text:span></text:p>
      <text:p text:style-name="P12"><text:span text:style-name="T51">Com o trabalho que desenvolvi é </text:span><text:span text:style-name="T52">possível</text:span><text:span text:style-name="T51"> se resolver </text:span><text:span text:style-name="T53">o problema</text:span><text:span text:style-name="T51"> propostos nas especificações. </text:span><text:span text:style-name="T52">As implementações são autorais e não foram consultados códigos de terceiros. Por fim, todos os cuidados foram tomados com a manipulação das memória.</text:span></text:p>
      <text:p text:style-name="P14"><text:span text:style-name="T54"><text:s/></text:span><text:span text:style-name="T51"><text:tab/></text:span></text:p>
      <text:p text:style-name="P15">6. Bibliografia</text:p>
      <text:p text:style-name="P11"><text:span text:style-name="T10">P</text:span>ara a confecção desse trabalho <text:span text:style-name="T10">foi utilizado o material</text:span> apresentado <text:span text:style-name="T10">em au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MBX10" svg:font-family="CMBX10" style:font-family-generic="roman" style:font-pitch="variable"/>
    <style:font-face style:name="CMMI10" svg:font-family="CMMI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SFRM1095" svg:font-family="SFRM1095"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19T19:25:49.315000000</dc:date>
    <meta:editing-duration>PT4H6M23S</meta:editing-duration>
    <meta:editing-cycles>57</meta:editing-cycles>
    <meta:generator>LibreOffice/6.1.0.3$Windows_X86_64 LibreOffice_project/efb621ed25068d70781dc026f7e9c5187a4decd1</meta:generator>
    <meta:document-statistic meta:table-count="0" meta:image-count="0" meta:object-count="0" meta:page-count="4" meta:paragraph-count="39" meta:word-count="1319" meta:character-count="7869" meta:non-whitespace-character-count="6570"/>
  </office:meta>
</office:document-meta>
</file>